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4febb" draw:textarea-horizontal-align="justify" draw:textarea-vertical-align="middle" draw:auto-grow-height="false" fo:min-height="0.682cm" fo:min-width="1.857cm" style:writing-mode="lr-tb" loext:decorative="false">
        <loext:fill-complex-color loext:theme-type="accent1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2" style:family="graphic" style:parent-style-name="standard" style:list-style-name="L1">
      <style:graphic-properties draw:fill="solid" draw:fill-color="#bbe6fe" draw:textarea-horizontal-align="justify" draw:textarea-vertical-align="top" draw:auto-grow-height="false" fo:min-height="1.609cm" fo:min-width="5.066cm" style:writing-mode="lr-tb" loext:decorative="false">
        <loext:fill-complex-color loext:theme-type="accent2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3" style:family="graphic" style:parent-style-name="standard">
      <style:graphic-properties draw:fill="solid" draw:fill-color="#c9c9ff" draw:textarea-horizontal-align="justify" draw:textarea-vertical-align="middle" draw:auto-grow-height="false" fo:min-height="1.086cm" fo:min-width="0.908cm" style:writing-mode="lr-tb" loext:decorative="false">
        <loext:fill-complex-color loext:theme-type="hyperlink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4" style:family="graphic" style:parent-style-name="standard">
      <style:graphic-properties draw:fill="solid" draw:fill-color="#c9c9ff" draw:textarea-horizontal-align="justify" draw:textarea-vertical-align="middle" draw:auto-grow-height="false" fo:min-height="1.086cm" fo:min-width="0.908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ffe383" draw:textarea-horizontal-align="justify" draw:textarea-vertical-align="middle" draw:auto-grow-height="false" fo:min-height="1.436cm" fo:min-width="3.419cm" style:writing-mode="lr-tb" loext:decorative="false">
        <loext:fill-complex-color loext:theme-type="accent5" loext:color-type="theme">
          <loext:transformation loext:type="lummod" loext:value="4000"/>
          <loext:transformation loext:type="lumoff" loext:value="6000"/>
        </loext:fill-complex-color>
      </style:graphic-properties>
      <style:paragraph-properties style:writing-mode="lr-tb"/>
    </style:style>
    <style:style style:name="gr6" style:family="graphic" style:parent-style-name="standard">
      <style:graphic-properties draw:fill="solid" draw:fill-color="#ffe383" draw:textarea-horizontal-align="justify" draw:textarea-vertical-align="middle" draw:auto-grow-height="false" fo:min-height="0.566cm" fo:min-width="3.513cm" style:writing-mode="lr-tb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draw:fill="solid" draw:fill-color="#ffab91" draw:textarea-horizontal-align="justify" draw:textarea-vertical-align="middle" draw:auto-grow-height="false" fo:min-height="0.785cm" fo:min-width="2.222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ab91" draw:auto-grow-height="true" draw:auto-grow-width="false" fo:min-height="0.39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ab91" draw:auto-grow-height="true" draw:auto-grow-width="false" fo:min-height="0.71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357cm" loext:decorative="false"/>
      <style:paragraph-properties style:writing-mode="lr-tb"/>
    </style:style>
    <style:style style:name="gr12" style:family="graphic" style:parent-style-name="standard" style:list-style-name="L1">
      <style:graphic-properties draw:fill="solid" draw:fill-color="#ffe383" draw:textarea-horizontal-align="justify" draw:textarea-vertical-align="top" draw:auto-grow-height="false" fo:min-height="1.264cm" fo:min-width="3.439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ffe383" draw:textarea-horizontal-align="justify" draw:textarea-vertical-align="middle" draw:auto-grow-height="false" fo:min-height="0.667cm" fo:min-width="2.18cm" style:writing-mode="lr-tb" loext:decorative="false"/>
      <style:paragraph-properties style:writing-mode="lr-tb"/>
    </style:style>
    <style:style style:name="gr14" style:family="graphic" style:parent-style-name="objectwithoutfill">
      <style:graphic-properties draw:marker-end="Arrowheads_20_2" draw:marker-end-width="0.3cm" draw:fill="solid" draw:textarea-vertical-align="middle" loext:decorative="false"/>
    </style:style>
    <style:style style:name="gr15" style:family="graphic" style:parent-style-name="objectwithoutfill">
      <style:graphic-properties draw:marker-end="Arrowheads_20_3" draw:marker-end-width="0.3cm" draw:fill="solid" draw:textarea-vertical-align="middle" loext:decorative="false"/>
    </style:style>
    <style:style style:name="gr16" style:family="graphic" style:parent-style-name="objectwithoutfill">
      <style:graphic-properties draw:marker-end="Arrowheads_20_5" draw:marker-end-width="0.3cm" draw:fill="solid" draw:textarea-vertical-align="middle" loext:decorative="false"/>
    </style:style>
    <style:style style:name="gr17" style:family="graphic" style:parent-style-name="objectwithoutfill">
      <style:graphic-properties draw:marker-end="Arrowheads_20_6" draw:marker-end-width="0.3cm" draw:fill="solid" draw:textarea-vertical-align="middle" loext:decorative="false"/>
    </style:style>
    <style:style style:name="gr18" style:family="graphic" style:parent-style-name="objectwithoutfill">
      <style:graphic-properties draw:marker-end="Arrowheads_20_7" draw:marker-end-width="0.3cm" draw:fill="solid" draw:textarea-vertical-align="middle" loext:decorative="false"/>
    </style:style>
    <style:style style:name="gr19" style:family="graphic" style:parent-style-name="objectwithoutfill">
      <style:graphic-properties draw:marker-end="Arrowheads_20_8" draw:marker-end-width="0.3cm" draw:fill="solid" draw:textarea-vertical-align="middle" loext:decorative="false"/>
    </style:style>
    <style:style style:name="gr20" style:family="graphic" style:parent-style-name="objectwithoutfill">
      <style:graphic-properties draw:marker-end="Arrowheads_20_9" draw:marker-end-width="0.3cm" draw:fill="solid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434cm" loext:decorative="false"/>
      <style:paragraph-properties style:writing-mode="lr-tb"/>
    </style:style>
    <style:style style:name="gr22" style:family="graphic" style:parent-style-name="objectwithoutfill">
      <style:graphic-properties draw:marker-end="Arrowheads_20_10" draw:marker-end-width="0.3cm" draw:fill="solid" draw:textarea-vertical-align="middle" loext:decorative="false"/>
    </style:style>
    <style:style style:name="gr23" style:family="graphic" style:parent-style-name="objectwithoutfill">
      <style:graphic-properties draw:marker-end="Arrowheads_20_14" draw:marker-end-width="0.3cm" draw:fill="solid" draw:textarea-vertical-align="middle" loext:decorative="false"/>
    </style:style>
    <style:style style:name="gr24" style:family="graphic" style:parent-style-name="objectwithoutfill">
      <style:graphic-properties draw:marker-end="Arrowheads_20_15" draw:marker-end-width="0.3cm" draw:fill="solid" draw:textarea-vertical-align="middle" loext:decorative="false"/>
    </style:style>
    <style:style style:name="gr25" style:family="graphic" style:parent-style-name="objectwithoutfill">
      <style:graphic-properties draw:marker-end="Arrowheads_20_16" draw:marker-end-width="0.3cm" draw:fill="solid" draw:textarea-vertical-align="middle" loext:decorative="false"/>
    </style:style>
    <style:style style:name="gr26" style:family="graphic" style:parent-style-name="objectwithoutfill">
      <style:graphic-properties draw:marker-end="Arrowheads_20_17" draw:marker-end-width="0.3cm" draw:fill="solid" draw:textarea-vertical-align="middle" loext:decorative="false"/>
    </style:style>
    <style:style style:name="gr27" style:family="graphic" style:parent-style-name="objectwithoutfill">
      <style:graphic-properties draw:marker-end="Arrowheads_20_18" draw:marker-end-width="0.3cm" draw:fill="solid" draw:textarea-vertical-align="middle" loext:decorative="false"/>
    </style:style>
    <style:style style:name="gr28" style:family="graphic" style:parent-style-name="objectwithoutfill">
      <style:graphic-properties draw:marker-end="Arrowheads_20_19" draw:marker-end-width="0.3cm" draw:fill="solid" draw:textarea-vertical-align="middle" loext:decorative="false"/>
    </style:style>
    <style:style style:name="gr29" style:family="graphic" style:parent-style-name="objectwithoutfill">
      <style:graphic-properties draw:marker-end="Arrowheads_20_22" draw:marker-end-width="0.3cm" draw:fill="solid" draw:textarea-vertical-align="middle" loext:decorative="false"/>
    </style:style>
    <style:style style:name="gr30" style:family="graphic" style:parent-style-name="objectwithoutfill">
      <style:graphic-properties draw:marker-end="Arrowheads_20_23" draw:marker-end-width="0.3cm" draw:fill="solid" draw:textarea-vertical-align="middle" loext:decorative="false"/>
    </style:style>
    <style:style style:name="gr31" style:family="graphic" style:parent-style-name="objectwithoutfill">
      <style:graphic-properties draw:marker-end="Arrowheads_20_24" draw:marker-end-width="0.3cm" draw:fill="solid" draw:textarea-vertical-align="middle" loext:decorative="false"/>
    </style:style>
    <style:style style:name="gr32" style:family="graphic" style:parent-style-name="standard" style:list-style-name="L1">
      <style:graphic-properties draw:fill="solid" draw:fill-color="#bbe6fe" draw:textarea-horizontal-align="justify" draw:textarea-vertical-align="top" draw:auto-grow-height="false" fo:min-height="0.613cm" fo:min-width="3.189cm" style:writing-mode="lr-tb" loext:decorative="false">
        <loext:fill-complex-color loext:theme-type="accent2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gr33" style:family="graphic" style:parent-style-name="objectwithoutfill">
      <style:graphic-properties draw:marker-end="Arrowheads_20_25" draw:marker-end-width="0.3cm" draw:fill="solid" draw:textarea-vertical-align="middle" loext:decorative="false"/>
    </style:style>
    <style:style style:name="gr34" style:family="graphic" style:parent-style-name="objectwithoutfill">
      <style:graphic-properties draw:marker-end="Arrowheads_20_26" draw:marker-end-width="0.3cm" draw:fill="solid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4febb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bbe6f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c9c9ff"/>
      <style:paragraph-properties fo:text-align="center" style:writing-mode="lr-tb"/>
    </style:style>
    <style:style style:name="P6" style:family="paragraph">
      <loext:graphic-properties draw:fill="solid" draw:fill-color="#ffe383"/>
      <style:paragraph-properties fo:text-align="center" style:writing-mode="lr-tb"/>
    </style:style>
    <style:style style:name="P7" style:family="paragraph">
      <loext:graphic-properties draw:fill="solid" draw:fill-color="#ffab91"/>
      <style:paragraph-properties fo:text-align="center" style:writing-mode="lr-tb"/>
    </style:style>
    <style:style style:name="P8" style:family="paragraph">
      <loext:graphic-properties draw:fill="solid" draw:fill-color="#ffab91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solid" draw:fill-color="#ffe383"/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3.333cm" svg:height="1.318cm" svg:x="9.084cm" svg:y="2.66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2" draw:id="id12" draw:layer="layout" svg:width="5.566cm" svg:height="1.859cm" svg:x="8.001cm" svg:y="5.335cm">
          <text:list text:style-name="L1">
            <text:list-item>
              <text:p text:style-name="P3"><text:span text:style-name="T1">Cre</text:span><text:span text:style-name="T1">ate </text:span><text:span text:style-name="T1">Enc</text:span><text:span text:style-name="T1">oder </text:span><text:span text:style-name="T1">– </text:span><text:span text:style-name="T1">Dec</text:span><text:span text:style-name="T1">oder </text:span><text:span text:style-name="T1">Mod</text:span><text:span text:style-name="T1">el</text:span></text:p>
            </text:list-item>
            <text:list-item>
              <text:p text:style-name="P3"><text:span text:style-name="T1">Cre</text:span><text:span text:style-name="T1">ate </text:span><text:span text:style-name="T1">Dat</text:span><text:span text:style-name="T1">aset</text:span></text:p>
            </text:list-item>
            <text:list-item>
              <text:p text:style-name="P3"><text:span text:style-name="T1">Set </text:span><text:span text:style-name="T1">num</text:span><text:span text:style-name="T1">ber </text:span><text:span text:style-name="T1">of </text:span><text:span text:style-name="T1">epo</text:span><text:span text:style-name="T1">chs </text:span><text:span text:style-name="T1">to N</text:span></text:p>
            </text:list-item>
            <text:list-item>
              <text:p text:style-name="P3"><text:span text:style-name="T1">Calc</text:span><text:span text:style-name="T1">ulat</text:span><text:span text:style-name="T1">e </text:span><text:span text:style-name="T1">train</text:span><text:span text:style-name="T1">_ste</text:span><text:span text:style-name="T1">ps </text:span><text:span text:style-name="T1">bas</text:span><text:span text:style-name="T1">ed </text:span><text:span text:style-name="T1">on </text:span><text:span text:style-name="T1">leng</text:span><text:span text:style-name="T1">ht of </text:span><text:span text:style-name="T1">data</text:span><text:span text:style-name="T1">set </text:span><text:span text:style-name="T1">and </text:span><text:span text:style-name="T1">batc</text:span><text:span text:style-name="T1">h_si</text:span><text:span text:style-name="T1">z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xml:id="id9" draw:id="id9" draw:layer="layout" svg:width="2.814cm" svg:height="2.67cm" svg:x="9.391cm" svg:y="7.814cm">
          <text:p text:style-name="P1"><text:span text:style-name="T2">If </text:span><text:span text:style-name="T2">epoch&gt;</text:span><text:span text:style-name="T2">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xml:id="id7" draw:id="id7" draw:layer="layout" svg:width="2.814cm" svg:height="2.67cm" svg:x="9.392cm" svg:y="11.041cm">
          <text:p text:style-name="P1"><text:span text:style-name="T2">If train_steps</text:span></text:p>
          <text:p text:style-name="P1"><text:span text:style-name="T2">&gt;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xml:id="id8" draw:id="id8" draw:layer="layout" svg:width="4.101cm" svg:height="1.868cm" svg:x="8.761cm" svg:y="14.403cm">
          <text:p text:style-name="P1"><text:span text:style-name="T2">Sa</text:span><text:span text:style-name="T2">mp</text:span><text:span text:style-name="T2">le </text:span><text:span text:style-name="T2">bat</text:span><text:span text:style-name="T2">ch</text:span><text:span text:style-name="T2">_si</text:span><text:span text:style-name="T2">ze </text:span><text:span text:style-name="T2">nu</text:span><text:span text:style-name="T2">mb</text:span><text:span text:style-name="T2">er </text:span></text:p>
          <text:p text:style-name="P1"><text:span text:style-name="T2">of </text:span><text:span text:style-name="T2">im</text:span><text:span text:style-name="T2">ag</text:span><text:span text:style-name="T2">es </text:span><text:span text:style-name="T2">fro</text:span><text:span text:style-name="T2">m </text:span><text:span text:style-name="T2">dat</text:span><text:span text:style-name="T2">as</text:span><text:span text:style-name="T2">et. </text:span></text:p>
          <text:p text:style-name="P1"><text:span text:style-name="T2">Of </text:span><text:span text:style-name="T2">sh</text:span><text:span text:style-name="T2">ap</text:span><text:span text:style-name="T2">e</text:span></text:p>
          <text:p text:style-name="P1"><text:span text:style-name="T2">(ba</text:span><text:span text:style-name="T2">tch</text:span><text:span text:style-name="T2">_si</text:span><text:span text:style-name="T2">ze</text:span><text:span text:style-name="T2">x2</text:span><text:span text:style-name="T2">8x</text:span><text:span text:style-name="T2">28</text:span><text:span text:style-name="T2">x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5" draw:id="id5" draw:layer="layout" svg:width="4.101cm" svg:height="0.904cm" svg:x="8.771cm" svg:y="18.368cm">
          <text:p text:style-name="P1"><text:span text:style-name="T2">Enc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3" draw:id="id3" draw:layer="layout" svg:width="4.101cm" svg:height="0.904cm" svg:x="8.783cm" svg:y="21.573cm">
          <text:p text:style-name="P1"><text:span text:style-name="T2">Dec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7" xml:id="id13" draw:id="id13">
          <draw:custom-shape draw:style-name="gr8" draw:text-style-name="P7" draw:layer="layout" svg:width="4.474cm" svg:height="1.034cm" draw:transform="skewX (-0.402298392584693) translate (8.348cm 16.775cm)">
            <text:p/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frame draw:style-name="gr9" draw:text-style-name="P8" draw:layer="layout" svg:width="2.189cm" svg:height="0.649cm" svg:x="9.693cm" svg:y="16.969cm">
            <draw:text-box>
              <text:p><text:span text:style-name="T2">Input Image</text:span></text:p>
            </draw:text-box>
          </draw:frame>
        </draw:g>
        <draw:g draw:style-name="gr7" xml:id="id14" draw:id="id14">
          <draw:custom-shape draw:style-name="gr8" draw:text-style-name="P7" draw:layer="layout" svg:width="4.474cm" svg:height="1.034cm" draw:transform="skewX (-0.402298392584693) translate (8.368cm 19.829cm)">
            <text:p/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frame draw:style-name="gr10" draw:text-style-name="P8" draw:layer="layout" svg:width="2.625cm" svg:height="0.963cm" svg:x="9.527cm" svg:y="19.862cm">
            <draw:text-box>
              <text:p><text:span text:style-name="T2">Compres</text:span><text:span text:style-name="T2">sed </text:span><text:span text:style-name="T2">Represe</text:span><text:span text:style-name="T2">ntaion</text:span></text:p>
            </draw:text-box>
          </draw:frame>
        </draw:g>
        <draw:g draw:style-name="gr7" xml:id="id15" draw:id="id15">
          <draw:custom-shape draw:style-name="gr8" draw:text-style-name="P7" draw:layer="layout" svg:width="4.474cm" svg:height="1.034cm" draw:transform="skewX (-0.402298392584693) translate (8.393cm 23.058cm)">
            <text:p/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frame draw:style-name="gr11" draw:text-style-name="P9" draw:layer="layout" svg:width="2.472cm" svg:height="0.607cm" svg:x="9.598cm" svg:y="23.25cm">
            <draw:text-box>
              <text:p><text:span text:style-name="T2">Regen Image</text:span></text:p>
            </draw:text-box>
          </draw:frame>
        </draw:g>
        <draw:custom-shape draw:style-name="gr12" draw:text-style-name="P11" xml:id="id1" draw:id="id1" draw:layer="layout" svg:width="4.101cm" svg:height="1.676cm" svg:x="8.812cm" svg:y="24.524cm">
          <text:list text:style-name="L1">
            <text:list-item>
              <text:p text:style-name="P10"><text:span text:style-name="T2">Find SSIM </text:span><text:span text:style-name="T2">+ L1 Loss</text:span></text:p>
            </text:list-item>
            <text:list-item>
              <text:p text:style-name="P10"><text:span text:style-name="T2">Find SSIM </text:span><text:span text:style-name="T2">metric </text:span></text:p>
            </text:list-item>
            <text:list-item>
              <text:p text:style-name="P10"><text:span text:style-name="T2">Find PSNR </text:span><text:span text:style-name="T2">metric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xml:id="id2" draw:id="id2" draw:layer="layout" svg:width="2.778cm" svg:height="1.015cm" svg:x="5.497cm" svg:y="23.07cm">
          <text:p text:style-name="P1"><text:span text:style-name="T3">Update Weights of Decoder to output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2" draw:layer="layout" svg:x1="8.812cm" svg:y1="25.362cm" svg:x2="6.886cm" svg:y2="24.085cm" draw:start-shape="id1" draw:start-glue-point="3" draw:end-shape="id2" draw:end-glue-point="2" svg:d="M8812 25362h-1926v-1277" svg:viewBox="0 0 1927 1278">
          <text:p/>
        </draw:connector>
        <draw:custom-shape draw:style-name="gr13" draw:text-style-name="P6" xml:id="id4" draw:id="id4" draw:layer="layout" svg:width="2.778cm" svg:height="1.015cm" svg:x="5.498cm" svg:y="20.07cm">
          <text:p text:style-name="P1"><text:span text:style-name="T3">Update Weights of Encoder to Decoder </text:span><text:span text:style-name="T3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2" draw:layer="layout" svg:x1="6.886cm" svg:y1="23.07cm" svg:x2="8.783cm" svg:y2="22.025cm" draw:start-shape="id2" draw:start-glue-point="0" draw:end-shape="id3" draw:end-glue-point="3" svg:d="M6886 23070v-1045h1897" svg:viewBox="0 0 1898 1046">
          <text:p/>
        </draw:connector>
        <draw:connector draw:style-name="gr16" draw:text-style-name="P12" draw:layer="layout" svg:x1="6.887cm" svg:y1="20.07cm" svg:x2="8.771cm" svg:y2="18.82cm" draw:start-shape="id4" draw:start-glue-point="0" draw:end-shape="id5" draw:end-glue-point="3" svg:d="M6887 20070v-1250h1884" svg:viewBox="0 0 1885 1251">
          <text:p/>
        </draw:connector>
        <draw:custom-shape draw:style-name="gr13" draw:text-style-name="P6" xml:id="id6" draw:id="id6" draw:layer="layout" svg:width="2.778cm" svg:height="1.015cm" svg:x="13.499cm" svg:y="20.07cm">
          <text:p text:style-name="P1"><text:span text:style-name="T3">train_step = train_step 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2" draw:layer="layout" svg:x1="12.913cm" svg:y1="25.362cm" svg:x2="14.888cm" svg:y2="21.085cm" draw:start-shape="id1" draw:start-glue-point="1" draw:end-shape="id6" draw:end-glue-point="2" svg:d="M12913 25362h1975v-4277" svg:viewBox="0 0 1976 4278">
          <text:p/>
        </draw:connector>
        <draw:connector draw:style-name="gr18" draw:text-style-name="P12" draw:layer="layout" svg:x1="14.888cm" svg:y1="20.07cm" svg:x2="12.206cm" svg:y2="12.376cm" draw:start-shape="id6" draw:start-glue-point="0" draw:end-shape="id7" draw:end-glue-point="7" svg:d="M14888 20070v-7694h-2682" svg:viewBox="0 0 2683 7695">
          <text:p/>
        </draw:connector>
        <draw:connector draw:style-name="gr19" draw:text-style-name="P12" draw:layer="layout" draw:type="line" svg:x1="6.886cm" svg:y1="23.07cm" svg:x2="6.887cm" svg:y2="21.085cm" draw:start-shape="id2" draw:start-glue-point="0" draw:end-shape="id4" draw:end-glue-point="2" svg:d="M6886 23070l1-1985" svg:viewBox="0 0 2 1986">
          <text:p/>
        </draw:connector>
        <draw:connector draw:style-name="gr20" draw:text-style-name="P12" draw:layer="layout" draw:type="line" svg:x1="10.799cm" svg:y1="13.711cm" svg:x2="10.811cm" svg:y2="14.403cm" draw:start-shape="id7" draw:start-glue-point="6" draw:end-shape="id8" draw:end-glue-point="0" svg:d="M10799 13711l12 692" svg:viewBox="0 0 13 693">
          <text:p/>
        </draw:connector>
        <draw:frame draw:style-name="gr21" draw:text-style-name="P13" draw:layer="layout" svg:width="1.699cm" svg:height="0.684cm" svg:x="11.233cm" svg:y="13.645cm">
          <draw:text-box>
            <text:p><text:span text:style-name="T4">YES</text:span></text:p>
          </draw:text-box>
        </draw:frame>
        <draw:connector draw:style-name="gr22" draw:text-style-name="P12" draw:layer="layout" draw:type="line" svg:x1="10.798cm" svg:y1="10.484cm" svg:x2="10.799cm" svg:y2="11.041cm" draw:start-shape="id9" draw:start-glue-point="6" draw:end-shape="id7" draw:end-glue-point="4" svg:d="M10798 10484l1 557" svg:viewBox="0 0 2 558">
          <text:p/>
        </draw:connector>
        <draw:frame draw:style-name="gr21" draw:text-style-name="P13" draw:layer="layout" svg:width="1.699cm" svg:height="0.684cm" svg:x="11.234cm" svg:y="10.579cm">
          <draw:text-box>
            <text:p><text:span text:style-name="T4">YES</text:span></text:p>
          </draw:text-box>
        </draw:frame>
        <draw:frame draw:style-name="gr21" draw:text-style-name="P13" draw:layer="layout" svg:width="1.699cm" svg:height="0.684cm" svg:x="4.6cm" svg:y="10.5cm">
          <draw:text-box>
            <text:p><text:span text:style-name="T4">NO</text:span></text:p>
          </draw:text-box>
        </draw:frame>
        <draw:custom-shape draw:style-name="gr1" draw:text-style-name="P2" xml:id="id10" draw:id="id10" draw:layer="layout" svg:width="3.333cm" svg:height="1.318cm" svg:x="13.084cm" svg:y="8.477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12.205cm" svg:y1="9.149cm" svg:x2="13.084cm" svg:y2="9.136cm" draw:start-shape="id9" draw:start-glue-point="7" draw:end-shape="id10" draw:end-glue-point="6" svg:d="M12205 9149l879-13" svg:viewBox="0 0 880 14">
          <text:p/>
        </draw:connector>
        <draw:connector draw:style-name="gr24" draw:text-style-name="P12" draw:layer="layout" draw:type="line" svg:x1="10.751cm" svg:y1="3.983cm" svg:x2="10.784cm" svg:y2="5.335cm" draw:start-shape="id11" draw:start-glue-point="8" draw:end-shape="id12" draw:end-glue-point="0" svg:d="M10751 3983l33 1352" svg:viewBox="0 0 34 1353">
          <text:p/>
        </draw:connector>
        <draw:connector draw:style-name="gr25" draw:text-style-name="P12" draw:layer="layout" draw:type="line" svg:x1="10.784cm" svg:y1="7.194cm" svg:x2="10.798cm" svg:y2="7.814cm" draw:start-shape="id12" draw:start-glue-point="2" draw:end-shape="id9" draw:end-glue-point="4" svg:d="M10784 7194l14 620" svg:viewBox="0 0 15 621">
          <text:p/>
        </draw:connector>
        <draw:frame draw:style-name="gr21" draw:text-style-name="P13" draw:layer="layout" svg:width="1.699cm" svg:height="0.684cm" svg:x="11.977cm" svg:y="8.279cm">
          <draw:text-box>
            <text:p><text:span text:style-name="T4">NO</text:span></text:p>
          </draw:text-box>
        </draw:frame>
        <draw:connector draw:style-name="gr26" draw:text-style-name="P12" draw:layer="layout" draw:type="line" svg:x1="10.811cm" svg:y1="16.271cm" svg:x2="10.805cm" svg:y2="16.775cm" draw:start-shape="id8" draw:start-glue-point="2" draw:end-shape="id13" draw:end-glue-point="0" svg:d="M10811 16271l-6 504" svg:viewBox="0 0 7 505">
          <text:p/>
        </draw:connector>
        <draw:connector draw:style-name="gr27" draw:text-style-name="P12" draw:layer="layout" draw:type="line" svg:x1="10.805cm" svg:y1="17.809cm" svg:x2="10.821cm" svg:y2="18.368cm" draw:start-shape="id13" draw:start-glue-point="2" draw:end-shape="id5" draw:end-glue-point="0" svg:d="M10805 17809l16 559" svg:viewBox="0 0 17 560">
          <text:p/>
        </draw:connector>
        <draw:connector draw:style-name="gr28" draw:text-style-name="P12" draw:layer="layout" draw:type="line" svg:x1="10.821cm" svg:y1="19.272cm" svg:x2="10.825cm" svg:y2="19.829cm" draw:start-shape="id5" draw:start-glue-point="2" svg:d="M10821 19272l4 557" svg:viewBox="0 0 5 558">
          <text:p/>
        </draw:connector>
        <draw:connector draw:style-name="gr29" draw:text-style-name="P12" draw:layer="layout" draw:type="line" svg:x1="10.825cm" svg:y1="20.863cm" svg:x2="10.833cm" svg:y2="21.573cm" draw:start-shape="id14" draw:start-glue-point="2" draw:end-shape="id3" draw:end-glue-point="0" svg:d="M10825 20863l8 710" svg:viewBox="0 0 9 711">
          <text:p/>
        </draw:connector>
        <draw:connector draw:style-name="gr30" draw:text-style-name="P12" draw:layer="layout" draw:type="line" svg:x1="10.833cm" svg:y1="22.477cm" svg:x2="10.85cm" svg:y2="23.058cm" draw:start-shape="id3" draw:start-glue-point="2" draw:end-shape="id15" draw:end-glue-point="0" svg:d="M10833 22477l17 581" svg:viewBox="0 0 18 582">
          <text:p/>
        </draw:connector>
        <draw:connector draw:style-name="gr31" draw:text-style-name="P12" draw:layer="layout" draw:type="line" svg:x1="10.85cm" svg:y1="24.092cm" svg:x2="10.862cm" svg:y2="24.524cm" draw:start-shape="id15" draw:start-glue-point="2" draw:end-shape="id1" draw:end-glue-point="0" svg:d="M10850 24092l12 432" svg:viewBox="0 0 13 433">
          <text:p/>
        </draw:connector>
        <draw:custom-shape draw:style-name="gr32" draw:text-style-name="P4" xml:id="id16" draw:id="id16" draw:layer="layout" svg:width="3.689cm" svg:height="0.863cm" svg:x="5.782cm" svg:y="10.379cm">
          <text:list text:style-name="L1">
            <text:list-header>
              <text:p text:style-name="P3"><text:span text:style-name="T1">Epoch = epoch – 1</text:span></text:p>
              <text:p text:style-name="P3"><text:span text:style-name="T1">reset train_steps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33" draw:text-style-name="P12" draw:layer="layout" svg:x1="9.392cm" svg:y1="12.376cm" svg:x2="7.626cm" svg:y2="11.242cm" draw:start-shape="id7" draw:start-glue-point="5" draw:end-shape="id16" draw:end-glue-point="2" svg:d="M9392 12376h-1766v-1134" svg:viewBox="0 0 1767 1135">
          <text:p/>
        </draw:connector>
        <draw:connector draw:style-name="gr34" draw:text-style-name="P12" draw:layer="layout" svg:x1="7.626cm" svg:y1="10.379cm" svg:x2="9.391cm" svg:y2="9.149cm" draw:start-shape="id16" draw:start-glue-point="0" draw:end-shape="id9" draw:end-glue-point="5" svg:d="M7626 10379v-1230h1765" svg:viewBox="0 0 1766 123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4:02:49.230607264</meta:creation-date>
    <dc:title>default_draw</dc:title>
    <meta:editing-duration>PT7S</meta:editing-duration>
    <meta:editing-cycles>2</meta:editing-cycles>
    <meta:generator>LibreOffice/7.6.5.2$Linux_X86_64 LibreOffice_project/60$Build-2</meta:generator>
    <dc:date>2024-04-11T14:04:46.595589155</dc:date>
    <meta:document-statistic meta:object-count="45"/>
    <meta:template xlink:type="simple" xlink:actuate="onRequest" xlink:title="default_draw" xlink:href="../../../../../Templates/default_draw.otg" meta:date="2024-04-11T14:02:48.526174852"/>
  </office:meta>
</office:document-meta>
</file>